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ufferAllocatingTests.dataBuffer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DataBufferAllocatingTests.stringConsumer( String expected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ufferAllocatingTests.createDataBuffer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stringConsumer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release( DataBuffer ... 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defer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waitForDataBufferRelease( Duration d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DataBufferAllocatingTests.verifyAlloca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DataBufferAllocatingTests.getAllocations( List &lt; PoolArenaMetric &gt; met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ufferAllocatingTests.byteBuffer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